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me: change</text:p>
      <text:p text:style-name="Standard"/>
      <text:p text:style-name="Standard">Problems go wrong in a deep space exploration</text:p>
      <text:p text:style-name="Standard">Prblems go wrong in a deep sea exploration</text:p>
      <text:p text:style-name="Standard">^ is this not relatable?</text:p>
      <text:p text:style-name="Standard"/>
      <text:p text:style-name="Standard">Should it be more extreme real life situati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if Myer</meta:initial-creator>
    <meta:creation-date>2015-04-01T21:14:27.08</meta:creation-date>
    <dc:date>2015-04-01T21:20:53.40</dc:date>
    <dc:creator>Leif Myer</dc:creator>
    <meta:editing-duration>PT6M30S</meta:editing-duration>
    <meta:editing-cycles>6</meta:editing-cycles>
    <meta:generator>OpenOffice/4.0.1$Win32 OpenOffice.org_project/401m5$Build-9714</meta:generator>
    <meta:document-statistic meta:table-count="0" meta:image-count="0" meta:object-count="0" meta:page-count="1" meta:paragraph-count="5" meta:word-count="31" meta:character-count="170"/>
  </office:meta>
</office:document-meta>
</file>